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order-bottom="none" fo:border-left="0.99pt solid #000000" fo:border-right="none" fo:border-top="0.99pt solid #000000"/>
    </style:style>
    <style:style style:name="ce15" style:family="table-cell" style:parent-style-name="Default">
      <style:table-cell-properties fo:border-bottom="0.99pt solid #000000" fo:border-left="0.99pt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99pt solid #000000"/>
    </style:style>
    <style:style style:name="ce17" style:family="table-cell" style:parent-style-name="Default">
      <style:table-cell-properties fo:border-bottom="0.99pt solid #00000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0.99pt solid #000000" fo:border-top="0.99pt solid #000000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6"/>
        <table:table-row table:style-name="ro1">
          <table:table-cell table:style-name="Default" office:value-type="string" calcext:value-type="string">
            <text:p>AGG-UN</text:p>
          </table:table-cell>
          <table:table-cell table:style-name="ce7" office:value-type="string" calcext:value-type="string">
            <text:p>Iris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Ecoli</text:p>
          </table:table-cell>
          <table:table-cell table:style-name="ce11" table:number-columns-repeated="2"/>
          <table:table-cell table:style-name="ce12"/>
          <table:table-cell table:style-name="ce7" office:value-type="string" calcext:value-type="string">
            <text:p>Rand</text:p>
          </table:table-cell>
          <table:table-cell table:style-name="ce11" table:number-columns-repeated="2"/>
          <table:table-cell table:style-name="ce12"/>
          <table:table-cell table:style-name="ce14" office:value-type="string" calcext:value-type="string">
            <text:p>Newthyroid</text:p>
          </table:table-cell>
          <table:table-cell table:style-name="ce16" table:number-columns-repeated="2"/>
          <table:table-cell table:style-name="ce18"/>
        </table:table-row>
        <table:table-row table:style-name="ro1">
          <table:table-cell table:style-name="ce1" office:value-type="string" calcext:value-type="string">
            <text:p>10% s = 1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8" office:value-type="string" calcext:value-type="string">
            <text:p>Tasa_C</text:p>
          </table:table-cell>
          <table:table-cell table:style-name="ce9" office:value-type="string" calcext:value-type="string">
            <text:p>Tasa_inf</text:p>
          </table:table-cell>
          <table:table-cell table:style-name="ce9" office:value-type="string" calcext:value-type="string">
            <text:p>Agregado</text:p>
          </table:table-cell>
          <table:table-cell table:style-name="ce2" office:value-type="string" calcext:value-type="string">
            <text:p>Tiempo</text:p>
          </table:table-cell>
          <table:table-cell table:style-name="ce15" office:value-type="string" calcext:value-type="string">
            <text:p>Tasa_C</text:p>
          </table:table-cell>
          <table:table-cell table:style-name="ce17" office:value-type="string" calcext:value-type="string">
            <text:p>Tasa_inf</text:p>
          </table:table-cell>
          <table:table-cell table:style-name="ce17" office:value-type="string" calcext:value-type="string">
            <text:p>Agregado</text:p>
          </table:table-cell>
          <table:table-cell table:style-name="ce19" office:value-type="string" calcext:value-type="string">
            <text:p>Tiempo</text:p>
          </table:table-cell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340253855" calcext:value-type="float">
            <text:p>10340253855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9692465626" calcext:value-type="float">
            <text:p>5969246562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713498550" calcext:value-type="float">
            <text:p>11713498550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8350261421" calcext:value-type="float">
            <text:p>1835026142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209953232" calcext:value-type="float">
            <text:p>10209953232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8279598346" calcext:value-type="float">
            <text:p>5827959834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560440845" calcext:value-type="float">
            <text:p>11560440845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8923596012" calcext:value-type="float">
            <text:p>18923596012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171283662" calcext:value-type="float">
            <text:p>10171283662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5388088107" calcext:value-type="float">
            <text:p>5538808810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848050744" calcext:value-type="float">
            <text:p>11848050744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7834024732" calcext:value-type="float">
            <text:p>17834024732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175850713" calcext:value-type="float">
            <text:p>10175850713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49940397715" calcext:value-type="float">
            <text:p>49940397715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714882355" calcext:value-type="float">
            <text:p>11714882355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7745313766" calcext:value-type="float">
            <text:p>17745313766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80662650" calcext:value-type="float">
            <text:p>10080662650</text:p>
          </table:table-cell>
          <table:table-cell office:value-type="float" office:value="7.49695" calcext:value-type="float">
            <text:p>7,49695</text:p>
          </table:table-cell>
          <table:table-cell office:value-type="float" office:value="1836" calcext:value-type="float">
            <text:p>1836</text:p>
          </table:table-cell>
          <table:table-cell office:value-type="float" office:value="9.97825" calcext:value-type="float">
            <text:p>9,97825</text:p>
          </table:table-cell>
          <table:table-cell table:style-name="ce1" office:value-type="float" office:value="51546998338" calcext:value-type="float">
            <text:p>51546998338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502" calcext:value-type="float">
            <text:p>502</text:p>
          </table:table-cell>
          <table:table-cell office:value-type="float" office:value="0.597759" calcext:value-type="float">
            <text:p>0,597759</text:p>
          </table:table-cell>
          <table:table-cell table:style-name="ce1" office:value-type="float" office:value="11860987750" calcext:value-type="float">
            <text:p>11860987750</text:p>
          </table:table-cell>
          <table:table-cell office:value-type="float" office:value="2.01767" calcext:value-type="float">
            <text:p>2,01767</text:p>
          </table:table-cell>
          <table:table-cell office:value-type="float" office:value="1182" calcext:value-type="float">
            <text:p>1182</text:p>
          </table:table-cell>
          <table:table-cell office:value-type="float" office:value="2.99427" calcext:value-type="float">
            <text:p>2,99427</text:p>
          </table:table-cell>
          <table:table-cell table:style-name="ce1" office:value-type="float" office:value="17664849925" calcext:value-type="float">
            <text:p>17664849925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3]+[.B4]+[.B5]+[.B6]+[.B7])/5" office:value-type="float" office:value="0.303024" calcext:value-type="float">
            <text:p>0,303024</text:p>
          </table:table-cell>
          <table:table-cell table:formula="of:=([.C3]+[.C4]+[.C5]+[.C6]+[.C7])/5" office:value-type="float" office:value="493" calcext:value-type="float">
            <text:p>493</text:p>
          </table:table-cell>
          <table:table-cell table:formula="of:=([.D3]+[.D4]+[.D5]+[.D6]+[.D7])/5" office:value-type="float" office:value="0.432888" calcext:value-type="float">
            <text:p>0,432888</text:p>
          </table:table-cell>
          <table:table-cell table:style-name="ce1" table:formula="of:=([.E3]+[.E4]+[.E5]+[.E6]+[.E7])/5" office:value-type="float" office:value="10195600822.4" calcext:value-type="float">
            <text:p>10195600822,4</text:p>
          </table:table-cell>
          <table:table-cell table:formula="of:=([.F3]+[.F4]+[.F5]+[.F6]+[.F7])/5" office:value-type="float" office:value="7.49695" calcext:value-type="float">
            <text:p>7,49695</text:p>
          </table:table-cell>
          <table:table-cell table:formula="of:=([.G3]+[.G4]+[.G5]+[.G6]+[.G7])/5" office:value-type="float" office:value="1836" calcext:value-type="float">
            <text:p>1836</text:p>
          </table:table-cell>
          <table:table-cell table:formula="of:=([.H3]+[.H4]+[.H5]+[.H6]+[.H7])/5" office:value-type="float" office:value="9.97825" calcext:value-type="float">
            <text:p>9,97825</text:p>
          </table:table-cell>
          <table:table-cell table:style-name="ce1" table:formula="of:=([.I3]+[.I4]+[.I5]+[.I6]+[.I7])/5" office:value-type="float" office:value="54969509626.4" calcext:value-type="float">
            <text:p>54969509626,4</text:p>
          </table:table-cell>
          <table:table-cell table:formula="of:=([.J3]+[.J4]+[.J5]+[.J6]+[.J7])/5" office:value-type="float" office:value="0.414587" calcext:value-type="float">
            <text:p>0,414587</text:p>
          </table:table-cell>
          <table:table-cell table:formula="of:=([.K3]+[.K4]+[.K5]+[.K6]+[.K7])/5" office:value-type="float" office:value="502" calcext:value-type="float">
            <text:p>502</text:p>
          </table:table-cell>
          <table:table-cell table:formula="of:=([.L3]+[.L4]+[.L5]+[.L6]+[.L7])/5" office:value-type="float" office:value="0.597759" calcext:value-type="float">
            <text:p>0,597759</text:p>
          </table:table-cell>
          <table:table-cell table:style-name="ce1" table:formula="of:=([.M3]+[.M4]+[.M5]+[.M6]+[.M7])/5" office:value-type="float" office:value="11739572048.8" calcext:value-type="float">
            <text:p>11739572048,8</text:p>
          </table:table-cell>
          <table:table-cell table:formula="of:=([.N3]+[.N4]+[.N5]+[.N6]+[.N7])/5" office:value-type="float" office:value="2.01767" calcext:value-type="float">
            <text:p>2,01767</text:p>
          </table:table-cell>
          <table:table-cell table:formula="of:=([.O3]+[.O4]+[.O5]+[.O6]+[.O7])/5" office:value-type="float" office:value="1182" calcext:value-type="float">
            <text:p>1182</text:p>
          </table:table-cell>
          <table:table-cell table:formula="of:=([.P3]+[.P4]+[.P5]+[.P6]+[.P7])/5" office:value-type="float" office:value="2.99427" calcext:value-type="float">
            <text:p>2,99427</text:p>
          </table:table-cell>
          <table:table-cell table:style-name="ce1" table:formula="of:=([.Q3]+[.Q4]+[.Q5]+[.Q6]+[.Q7])/5" office:value-type="float" office:value="18103609171.2" calcext:value-type="float">
            <text:p>18103609171,2</text:p>
          </table:table-cell>
        </table:table-row>
        <table:table-row table:style-name="ro1">
          <table:table-cell table:style-name="ce1" office:value-type="string" calcext:value-type="string">
            <text:p>1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240529729" calcext:value-type="float">
            <text:p>10240529729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4374685283" calcext:value-type="float">
            <text:p>54374685283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839603655" calcext:value-type="float">
            <text:p>11839603655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8069782584" calcext:value-type="float">
            <text:p>18069782584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78616325" calcext:value-type="float">
            <text:p>10078616325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6011156656" calcext:value-type="float">
            <text:p>5601115665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448773231" calcext:value-type="float">
            <text:p>11448773231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8898948047" calcext:value-type="float">
            <text:p>1889894804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50255488" calcext:value-type="float">
            <text:p>10050255488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5330701124" calcext:value-type="float">
            <text:p>55330701124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477646520" calcext:value-type="float">
            <text:p>11477646520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8797101814" calcext:value-type="float">
            <text:p>18797101814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36256781" calcext:value-type="float">
            <text:p>10036256781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5932431365" calcext:value-type="float">
            <text:p>55932431365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1056526794" calcext:value-type="float">
            <text:p>11056526794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7249779315" calcext:value-type="float">
            <text:p>1724977931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493" calcext:value-type="float">
            <text:p>493</text:p>
          </table:table-cell>
          <table:table-cell office:value-type="float" office:value="0.432888" calcext:value-type="float">
            <text:p>0,432888</text:p>
          </table:table-cell>
          <table:table-cell table:style-name="ce1" office:value-type="float" office:value="10068383888" calcext:value-type="float">
            <text:p>10068383888</text:p>
          </table:table-cell>
          <table:table-cell office:value-type="float" office:value="7.5041" calcext:value-type="float">
            <text:p>7,5041</text:p>
          </table:table-cell>
          <table:table-cell office:value-type="float" office:value="1793" calcext:value-type="float">
            <text:p>1793</text:p>
          </table:table-cell>
          <table:table-cell office:value-type="float" office:value="9.93699" calcext:value-type="float">
            <text:p>9,93699</text:p>
          </table:table-cell>
          <table:table-cell table:style-name="ce1" office:value-type="float" office:value="58170534317" calcext:value-type="float">
            <text:p>58170534317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488" calcext:value-type="float">
            <text:p>488</text:p>
          </table:table-cell>
          <table:table-cell office:value-type="float" office:value="0.572615" calcext:value-type="float">
            <text:p>0,572615</text:p>
          </table:table-cell>
          <table:table-cell table:style-name="ce1" office:value-type="float" office:value="10857254447" calcext:value-type="float">
            <text:p>10857254447</text:p>
          </table:table-cell>
          <table:table-cell office:value-type="float" office:value="1.97012" calcext:value-type="float">
            <text:p>1,97012</text:p>
          </table:table-cell>
          <table:table-cell office:value-type="float" office:value="1163" calcext:value-type="float">
            <text:p>1163</text:p>
          </table:table-cell>
          <table:table-cell office:value-type="float" office:value="2.96778" calcext:value-type="float">
            <text:p>2,96778</text:p>
          </table:table-cell>
          <table:table-cell table:style-name="ce1" office:value-type="float" office:value="17024000746" calcext:value-type="float">
            <text:p>1702400074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0]+[.B11]+[.B12]+[.B13]+[.B14])/5" office:value-type="float" office:value="0.303024" calcext:value-type="float">
            <text:p>0,303024</text:p>
          </table:table-cell>
          <table:table-cell table:formula="of:=([.C10]+[.C11]+[.C12]+[.C13]+[.C14])/5" office:value-type="float" office:value="493" calcext:value-type="float">
            <text:p>493</text:p>
          </table:table-cell>
          <table:table-cell table:formula="of:=([.D10]+[.D11]+[.D12]+[.D13]+[.D14])/5" office:value-type="float" office:value="0.432888" calcext:value-type="float">
            <text:p>0,432888</text:p>
          </table:table-cell>
          <table:table-cell table:style-name="ce1" table:formula="of:=([.E10]+[.E11]+[.E12]+[.E13]+[.E14])/5" office:value-type="float" office:value="10094808442.2" calcext:value-type="float">
            <text:p>10094808442,2</text:p>
          </table:table-cell>
          <table:table-cell table:formula="of:=([.F10]+[.F11]+[.F12]+[.F13]+[.F14])/5" office:value-type="float" office:value="7.5041" calcext:value-type="float">
            <text:p>7,5041</text:p>
          </table:table-cell>
          <table:table-cell table:formula="of:=([.G10]+[.G11]+[.G12]+[.G13]+[.G14])/5" office:value-type="float" office:value="1793" calcext:value-type="float">
            <text:p>1793</text:p>
          </table:table-cell>
          <table:table-cell table:formula="of:=([.H10]+[.H11]+[.H12]+[.H13]+[.H14])/5" office:value-type="float" office:value="9.93699" calcext:value-type="float">
            <text:p>9,93699</text:p>
          </table:table-cell>
          <table:table-cell table:style-name="ce1" table:formula="of:=([.I10]+[.I11]+[.I12]+[.I13]+[.I14])/5" office:value-type="float" office:value="55963901749" calcext:value-type="float">
            <text:p>55963901749</text:p>
          </table:table-cell>
          <table:table-cell table:formula="of:=([.J10]+[.J11]+[.J12]+[.J13]+[.J14])/5" office:value-type="float" office:value="0.406012" calcext:value-type="float">
            <text:p>0,406012</text:p>
          </table:table-cell>
          <table:table-cell table:formula="of:=([.K10]+[.K11]+[.K12]+[.K13]+[.K14])/5" office:value-type="float" office:value="488" calcext:value-type="float">
            <text:p>488</text:p>
          </table:table-cell>
          <table:table-cell table:formula="of:=([.L10]+[.L11]+[.L12]+[.L13]+[.L14])/5" office:value-type="float" office:value="0.572615" calcext:value-type="float">
            <text:p>0,572615</text:p>
          </table:table-cell>
          <table:table-cell table:style-name="ce1" table:formula="of:=([.M10]+[.M11]+[.M12]+[.M13]+[.M14])/5" office:value-type="float" office:value="11335960929.4" calcext:value-type="float">
            <text:p>11335960929,4</text:p>
          </table:table-cell>
          <table:table-cell table:formula="of:=([.N10]+[.N11]+[.N12]+[.N13]+[.N14])/5" office:value-type="float" office:value="1.97012" calcext:value-type="float">
            <text:p>1,97012</text:p>
          </table:table-cell>
          <table:table-cell table:formula="of:=([.O10]+[.O11]+[.O12]+[.O13]+[.O14])/5" office:value-type="float" office:value="1163" calcext:value-type="float">
            <text:p>1163</text:p>
          </table:table-cell>
          <table:table-cell table:formula="of:=([.P10]+[.P11]+[.P12]+[.P13]+[.P14])/5" office:value-type="float" office:value="2.96778" calcext:value-type="float">
            <text:p>2,96778</text:p>
          </table:table-cell>
          <table:table-cell table:style-name="ce1" table:formula="of:=([.Q10]+[.Q11]+[.Q12]+[.Q13]+[.Q14])/5" office:value-type="float" office:value="18007922501.2" calcext:value-type="float">
            <text:p>18007922501,2</text:p>
          </table:table-cell>
        </table:table-row>
        <table:table-row table:style-name="ro1">
          <table:table-cell table:style-name="ce1" office:value-type="string" calcext:value-type="string">
            <text:p>1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077866741" calcext:value-type="float">
            <text:p>1007786674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5552198772" calcext:value-type="float">
            <text:p>5555219877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726215335" calcext:value-type="float">
            <text:p>10726215335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105509357" calcext:value-type="float">
            <text:p>17105509357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099835113" calcext:value-type="float">
            <text:p>10099835113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5596135218" calcext:value-type="float">
            <text:p>55596135218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714314771" calcext:value-type="float">
            <text:p>10714314771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6961918216" calcext:value-type="float">
            <text:p>16961918216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165307870" calcext:value-type="float">
            <text:p>10165307870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6051589062" calcext:value-type="float">
            <text:p>5605158906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627551296" calcext:value-type="float">
            <text:p>10627551296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077157607" calcext:value-type="float">
            <text:p>17077157607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154556746" calcext:value-type="float">
            <text:p>10154556746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6279467804" calcext:value-type="float">
            <text:p>56279467804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579964409" calcext:value-type="float">
            <text:p>10579964409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114938185" calcext:value-type="float">
            <text:p>17114938185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511" calcext:value-type="float">
            <text:p>511</text:p>
          </table:table-cell>
          <table:table-cell office:value-type="float" office:value="0.446538" calcext:value-type="float">
            <text:p>0,446538</text:p>
          </table:table-cell>
          <table:table-cell table:style-name="ce1" office:value-type="float" office:value="10129568975" calcext:value-type="float">
            <text:p>10129568975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1841" calcext:value-type="float">
            <text:p>1841</text:p>
          </table:table-cell>
          <table:table-cell office:value-type="float" office:value="9.86718" calcext:value-type="float">
            <text:p>9,86718</text:p>
          </table:table-cell>
          <table:table-cell table:style-name="ce1" office:value-type="float" office:value="57044741618" calcext:value-type="float">
            <text:p>57044741618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483" calcext:value-type="float">
            <text:p>483</text:p>
          </table:table-cell>
          <table:table-cell office:value-type="float" office:value="0.574779" calcext:value-type="float">
            <text:p>0,574779</text:p>
          </table:table-cell>
          <table:table-cell table:style-name="ce1" office:value-type="float" office:value="10720316741" calcext:value-type="float">
            <text:p>10720316741</text:p>
          </table:table-cell>
          <table:table-cell office:value-type="float" office:value="2.03003" calcext:value-type="float">
            <text:p>2,03003</text:p>
          </table:table-cell>
          <table:table-cell office:value-type="float" office:value="1154" calcext:value-type="float">
            <text:p>1154</text:p>
          </table:table-cell>
          <table:table-cell office:value-type="float" office:value="2.99215" calcext:value-type="float">
            <text:p>2,99215</text:p>
          </table:table-cell>
          <table:table-cell table:style-name="ce1" office:value-type="float" office:value="17160765009" calcext:value-type="float">
            <text:p>17160765009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17]+[.B18]+[.B19]+[.B20]+[.B21])/5" office:value-type="float" office:value="0.307421" calcext:value-type="float">
            <text:p>0,307421</text:p>
          </table:table-cell>
          <table:table-cell table:formula="of:=([.C17]+[.C18]+[.C19]+[.C20]+[.C21])/5" office:value-type="float" office:value="511" calcext:value-type="float">
            <text:p>511</text:p>
          </table:table-cell>
          <table:table-cell table:formula="of:=([.D17]+[.D18]+[.D19]+[.D20]+[.D21])/5" office:value-type="float" office:value="0.446538" calcext:value-type="float">
            <text:p>0,446538</text:p>
          </table:table-cell>
          <table:table-cell table:style-name="ce1" table:formula="of:=([.E17]+[.E18]+[.E19]+[.E20]+[.E21])/5" office:value-type="float" office:value="10125427089" calcext:value-type="float">
            <text:p>10125427089</text:p>
          </table:table-cell>
          <table:table-cell table:formula="of:=([.F17]+[.F18]+[.F19]+[.F20]+[.F21])/5" office:value-type="float" office:value="7.41058" calcext:value-type="float">
            <text:p>7,41058</text:p>
          </table:table-cell>
          <table:table-cell table:formula="of:=([.G17]+[.G18]+[.G19]+[.G20]+[.G21])/5" office:value-type="float" office:value="1841" calcext:value-type="float">
            <text:p>1841</text:p>
          </table:table-cell>
          <table:table-cell table:formula="of:=([.H17]+[.H18]+[.H19]+[.H20]+[.H21])/5" office:value-type="float" office:value="9.86718" calcext:value-type="float">
            <text:p>9,86718</text:p>
          </table:table-cell>
          <table:table-cell table:style-name="ce1" table:formula="of:=([.I17]+[.I18]+[.I19]+[.I20]+[.I21])/5" office:value-type="float" office:value="56104826494.8" calcext:value-type="float">
            <text:p>56104826494,8</text:p>
          </table:table-cell>
          <table:table-cell table:formula="of:=([.J17]+[.J18]+[.J19]+[.J20]+[.J21])/5" office:value-type="float" office:value="0.410263" calcext:value-type="float">
            <text:p>0,410263</text:p>
          </table:table-cell>
          <table:table-cell table:formula="of:=([.K17]+[.K18]+[.K19]+[.K20]+[.K21])/5" office:value-type="float" office:value="483" calcext:value-type="float">
            <text:p>483</text:p>
          </table:table-cell>
          <table:table-cell table:formula="of:=([.L17]+[.L18]+[.L19]+[.L20]+[.L21])/5" office:value-type="float" office:value="0.574779" calcext:value-type="float">
            <text:p>0,574779</text:p>
          </table:table-cell>
          <table:table-cell table:style-name="ce1" table:formula="of:=([.M17]+[.M18]+[.M19]+[.M20]+[.M21])/5" office:value-type="float" office:value="10673672510.4" calcext:value-type="float">
            <text:p>10673672510,4</text:p>
          </table:table-cell>
          <table:table-cell table:formula="of:=([.N17]+[.N18]+[.N19]+[.N20]+[.N21])/5" office:value-type="float" office:value="2.03003" calcext:value-type="float">
            <text:p>2,03003</text:p>
          </table:table-cell>
          <table:table-cell table:formula="of:=([.O17]+[.O18]+[.O19]+[.O20]+[.O21])/5" office:value-type="float" office:value="1154" calcext:value-type="float">
            <text:p>1154</text:p>
          </table:table-cell>
          <table:table-cell table:formula="of:=([.P17]+[.P18]+[.P19]+[.P20]+[.P21])/5" office:value-type="float" office:value="2.99215" calcext:value-type="float">
            <text:p>2,99215</text:p>
          </table:table-cell>
          <table:table-cell table:style-name="ce1" table:formula="of:=([.Q17]+[.Q18]+[.Q19]+[.Q20]+[.Q21])/5" office:value-type="float" office:value="17084057674.8" calcext:value-type="float">
            <text:p>17084057674,8</text:p>
          </table:table-cell>
        </table:table-row>
        <table:table-row table:style-name="ro1">
          <table:table-cell table:style-name="ce1" office:value-type="string" calcext:value-type="string">
            <text:p>1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181759206" calcext:value-type="float">
            <text:p>10181759206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6149422498" calcext:value-type="float">
            <text:p>5614942249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814383128" calcext:value-type="float">
            <text:p>1081438312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138072815" calcext:value-type="float">
            <text:p>17138072815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165422191" calcext:value-type="float">
            <text:p>10165422191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6080463572" calcext:value-type="float">
            <text:p>56080463572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784121688" calcext:value-type="float">
            <text:p>10784121688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107071100" calcext:value-type="float">
            <text:p>17107071100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314432695" calcext:value-type="float">
            <text:p>10314432695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5967895934" calcext:value-type="float">
            <text:p>55967895934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807941266" calcext:value-type="float">
            <text:p>10807941266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150844401" calcext:value-type="float">
            <text:p>17150844401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595104325" calcext:value-type="float">
            <text:p>10595104325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6491115436" calcext:value-type="float">
            <text:p>56491115436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825481422" calcext:value-type="float">
            <text:p>10825481422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254146004" calcext:value-type="float">
            <text:p>17254146004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494" calcext:value-type="float">
            <text:p>494</text:p>
          </table:table-cell>
          <table:table-cell office:value-type="float" office:value="0.423491" calcext:value-type="float">
            <text:p>0,423491</text:p>
          </table:table-cell>
          <table:table-cell table:style-name="ce1" office:value-type="float" office:value="10495685992" calcext:value-type="float">
            <text:p>10495685992</text:p>
          </table:table-cell>
          <table:table-cell office:value-type="float" office:value="7.52091" calcext:value-type="float">
            <text:p>7,52091</text:p>
          </table:table-cell>
          <table:table-cell office:value-type="float" office:value="1810" calcext:value-type="float">
            <text:p>1810</text:p>
          </table:table-cell>
          <table:table-cell office:value-type="float" office:value="9.98039" calcext:value-type="float">
            <text:p>9,98039</text:p>
          </table:table-cell>
          <table:table-cell table:style-name="ce1" office:value-type="float" office:value="55846799877" calcext:value-type="float">
            <text:p>55846799877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477" calcext:value-type="float">
            <text:p>477</text:p>
          </table:table-cell>
          <table:table-cell office:value-type="float" office:value="0.568427" calcext:value-type="float">
            <text:p>0,568427</text:p>
          </table:table-cell>
          <table:table-cell table:style-name="ce1" office:value-type="float" office:value="10831083395" calcext:value-type="float">
            <text:p>10831083395</text:p>
          </table:table-cell>
          <table:table-cell office:value-type="float" office:value="1.96858" calcext:value-type="float">
            <text:p>1,96858</text:p>
          </table:table-cell>
          <table:table-cell office:value-type="float" office:value="1137" calcext:value-type="float">
            <text:p>1137</text:p>
          </table:table-cell>
          <table:table-cell office:value-type="float" office:value="2.97794" calcext:value-type="float">
            <text:p>2,97794</text:p>
          </table:table-cell>
          <table:table-cell table:style-name="ce1" office:value-type="float" office:value="17213881846" calcext:value-type="float">
            <text:p>17213881846</text:p>
          </table:table-cell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formula="of:=([.B24]+[.B25]+[.B26]+[.B27]+[.B28])/5" office:value-type="float" office:value="0.301678" calcext:value-type="float">
            <text:p>0,301678</text:p>
          </table:table-cell>
          <table:table-cell table:formula="of:=([.C24]+[.C25]+[.C26]+[.C27]+[.C28])/5" office:value-type="float" office:value="494" calcext:value-type="float">
            <text:p>494</text:p>
          </table:table-cell>
          <table:table-cell table:formula="of:=([.D24]+[.D25]+[.D26]+[.D27]+[.D28])/5" office:value-type="float" office:value="0.423491" calcext:value-type="float">
            <text:p>0,423491</text:p>
          </table:table-cell>
          <table:table-cell table:style-name="ce1" table:formula="of:=([.E24]+[.E25]+[.E26]+[.E27]+[.E28])/5" office:value-type="float" office:value="10350480881.8" calcext:value-type="float">
            <text:p>10350480881,8</text:p>
          </table:table-cell>
          <table:table-cell table:formula="of:=([.F24]+[.F25]+[.F26]+[.F27]+[.F28])/5" office:value-type="float" office:value="7.52091" calcext:value-type="float">
            <text:p>7,52091</text:p>
          </table:table-cell>
          <table:table-cell table:formula="of:=([.G24]+[.G25]+[.G26]+[.G27]+[.G28])/5" office:value-type="float" office:value="1810" calcext:value-type="float">
            <text:p>1810</text:p>
          </table:table-cell>
          <table:table-cell table:formula="of:=([.H24]+[.H25]+[.H26]+[.H27]+[.H28])/5" office:value-type="float" office:value="9.98039" calcext:value-type="float">
            <text:p>9,98039</text:p>
          </table:table-cell>
          <table:table-cell table:style-name="ce1" table:formula="of:=([.I24]+[.I25]+[.I26]+[.I27]+[.I28])/5" office:value-type="float" office:value="56107139463.4" calcext:value-type="float">
            <text:p>56107139463,4</text:p>
          </table:table-cell>
          <table:table-cell table:formula="of:=([.J24]+[.J25]+[.J26]+[.J27]+[.J28])/5" office:value-type="float" office:value="0.409941" calcext:value-type="float">
            <text:p>0,409941</text:p>
          </table:table-cell>
          <table:table-cell table:formula="of:=([.K24]+[.K25]+[.K26]+[.K27]+[.K28])/5" office:value-type="float" office:value="477" calcext:value-type="float">
            <text:p>477</text:p>
          </table:table-cell>
          <table:table-cell table:formula="of:=([.L24]+[.L25]+[.L26]+[.L27]+[.L28])/5" office:value-type="float" office:value="0.568427" calcext:value-type="float">
            <text:p>0,568427</text:p>
          </table:table-cell>
          <table:table-cell table:style-name="ce1" table:formula="of:=([.M24]+[.M25]+[.M26]+[.M27]+[.M28])/5" office:value-type="float" office:value="10812602179.8" calcext:value-type="float">
            <text:p>10812602179,8</text:p>
          </table:table-cell>
          <table:table-cell table:formula="of:=([.N24]+[.N25]+[.N26]+[.N27]+[.N28])/5" office:value-type="float" office:value="1.96858" calcext:value-type="float">
            <text:p>1,96858</text:p>
          </table:table-cell>
          <table:table-cell table:formula="of:=([.O24]+[.O25]+[.O26]+[.O27]+[.O28])/5" office:value-type="float" office:value="1137" calcext:value-type="float">
            <text:p>1137</text:p>
          </table:table-cell>
          <table:table-cell table:formula="of:=([.P24]+[.P25]+[.P26]+[.P27]+[.P28])/5" office:value-type="float" office:value="2.97794" calcext:value-type="float">
            <text:p>2,97794</text:p>
          </table:table-cell>
          <table:table-cell table:style-name="ce1" table:formula="of:=([.Q24]+[.Q25]+[.Q26]+[.Q27]+[.Q28])/5" office:value-type="float" office:value="17172803233.2" calcext:value-type="float">
            <text:p>17172803233,2</text:p>
          </table:table-cell>
        </table:table-row>
        <table:table-row table:style-name="ro1">
          <table:table-cell table:style-name="ce1" office:value-type="string" calcext:value-type="string">
            <text:p>1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1" office:value-type="string" calcext:value-type="string">
            <text:p>Ej 1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207323481" calcext:value-type="float">
            <text:p>1020732348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653346791" calcext:value-type="float">
            <text:p>5665334679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785282372" calcext:value-type="float">
            <text:p>10785282372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201222681" calcext:value-type="float">
            <text:p>17201222681</text:p>
          </table:table-cell>
        </table:table-row>
        <table:table-row table:style-name="ro1">
          <table:table-cell table:style-name="ce1" office:value-type="string" calcext:value-type="string">
            <text:p>Ej 2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356534154" calcext:value-type="float">
            <text:p>10356534154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374049719" calcext:value-type="float">
            <text:p>56374049719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632859912" calcext:value-type="float">
            <text:p>10632859912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777312737" calcext:value-type="float">
            <text:p>17777312737</text:p>
          </table:table-cell>
        </table:table-row>
        <table:table-row table:style-name="ro1">
          <table:table-cell table:style-name="ce1" office:value-type="string" calcext:value-type="string">
            <text:p>Ej 3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0751653519" calcext:value-type="float">
            <text:p>10751653519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959740631" calcext:value-type="float">
            <text:p>56959740631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425473079" calcext:value-type="float">
            <text:p>10425473079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368106129" calcext:value-type="float">
            <text:p>17368106129</text:p>
          </table:table-cell>
        </table:table-row>
        <table:table-row table:style-name="ro1">
          <table:table-cell table:style-name="ce1" office:value-type="string" calcext:value-type="string">
            <text:p>Ej 4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717470922" calcext:value-type="float">
            <text:p>11717470922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6090909482" calcext:value-type="float">
            <text:p>5609090948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425912534" calcext:value-type="float">
            <text:p>10425912534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377604573" calcext:value-type="float">
            <text:p>17377604573</text:p>
          </table:table-cell>
        </table:table-row>
        <table:table-row table:style-name="ro1">
          <table:table-cell table:style-name="ce1" office:value-type="string" calcext:value-type="string">
            <text:p>Ej 5</text:p>
          </table:table-cell>
          <table:table-cell office:value-type="float" office:value="0.299106" calcext:value-type="float">
            <text:p>0,299106</text:p>
          </table:table-cell>
          <table:table-cell office:value-type="float" office:value="498" calcext:value-type="float">
            <text:p>498</text:p>
          </table:table-cell>
          <table:table-cell office:value-type="float" office:value="0.418629" calcext:value-type="float">
            <text:p>0,418629</text:p>
          </table:table-cell>
          <table:table-cell table:style-name="ce1" office:value-type="float" office:value="11578623190" calcext:value-type="float">
            <text:p>11578623190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1809" calcext:value-type="float">
            <text:p>1809</text:p>
          </table:table-cell>
          <table:table-cell office:value-type="float" office:value="9.92174" calcext:value-type="float">
            <text:p>9,92174</text:p>
          </table:table-cell>
          <table:table-cell table:style-name="ce1" office:value-type="float" office:value="57800715508" calcext:value-type="float">
            <text:p>57800715508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487" calcext:value-type="float">
            <text:p>487</text:p>
          </table:table-cell>
          <table:table-cell office:value-type="float" office:value="0.570157" calcext:value-type="float">
            <text:p>0,570157</text:p>
          </table:table-cell>
          <table:table-cell table:style-name="ce1" office:value-type="float" office:value="10437116581" calcext:value-type="float">
            <text:p>10437116581</text:p>
          </table:table-cell>
          <table:table-cell office:value-type="float" office:value="2.02306" calcext:value-type="float">
            <text:p>2,02306</text:p>
          </table:table-cell>
          <table:table-cell office:value-type="float" office:value="1129" calcext:value-type="float">
            <text:p>1129</text:p>
          </table:table-cell>
          <table:table-cell office:value-type="float" office:value="2.97095" calcext:value-type="float">
            <text:p>2,97095</text:p>
          </table:table-cell>
          <table:table-cell table:style-name="ce1" office:value-type="float" office:value="17374731994" calcext:value-type="float">
            <text:p>17374731994</text:p>
          </table:table-cell>
        </table:table-row>
        <table:table-row table:style-name="ro1">
          <table:table-cell table:style-name="ce2" office:value-type="string" calcext:value-type="string">
            <text:p>Media</text:p>
          </table:table-cell>
          <table:table-cell table:style-name="ce9" table:formula="of:=([.B31]+[.B32]+[.B33]+[.B34]+[.B35])/5" office:value-type="float" office:value="0.299106" calcext:value-type="float">
            <text:p>0,299106</text:p>
          </table:table-cell>
          <table:table-cell table:style-name="ce9" table:formula="of:=([.C31]+[.C32]+[.C33]+[.C34]+[.C35])/5" office:value-type="float" office:value="498" calcext:value-type="float">
            <text:p>498</text:p>
          </table:table-cell>
          <table:table-cell table:style-name="ce9" table:formula="of:=([.D31]+[.D32]+[.D33]+[.D34]+[.D35])/5" office:value-type="float" office:value="0.418629" calcext:value-type="float">
            <text:p>0,418629</text:p>
          </table:table-cell>
          <table:table-cell table:style-name="ce2" table:formula="of:=([.E31]+[.E32]+[.E33]+[.E34]+[.E35])/5" office:value-type="float" office:value="10922321053.2" calcext:value-type="float">
            <text:p>10922321053,2</text:p>
          </table:table-cell>
          <table:table-cell table:style-name="ce9" table:formula="of:=([.F31]+[.F32]+[.F33]+[.F34]+[.F35])/5" office:value-type="float" office:value="7.48729" calcext:value-type="float">
            <text:p>7,48729</text:p>
          </table:table-cell>
          <table:table-cell table:style-name="ce9" table:formula="of:=([.G31]+[.G32]+[.G33]+[.G34]+[.G35])/5" office:value-type="float" office:value="1809" calcext:value-type="float">
            <text:p>1809</text:p>
          </table:table-cell>
          <table:table-cell table:style-name="ce9" table:formula="of:=([.H31]+[.H32]+[.H33]+[.H34]+[.H35])/5" office:value-type="float" office:value="9.92174" calcext:value-type="float">
            <text:p>9,92174</text:p>
          </table:table-cell>
          <table:table-cell table:style-name="ce2" table:formula="of:=([.I31]+[.I32]+[.I33]+[.I34]+[.I35])/5" office:value-type="float" office:value="56775752426.2" calcext:value-type="float">
            <text:p>56775752426,2</text:p>
          </table:table-cell>
          <table:table-cell table:style-name="ce9" table:formula="of:=([.J31]+[.J32]+[.J33]+[.J34]+[.J35])/5" office:value-type="float" office:value="0.409214" calcext:value-type="float">
            <text:p>0,409214</text:p>
          </table:table-cell>
          <table:table-cell table:style-name="ce9" table:formula="of:=([.K31]+[.K32]+[.K33]+[.K34]+[.K35])/5" office:value-type="float" office:value="487" calcext:value-type="float">
            <text:p>487</text:p>
          </table:table-cell>
          <table:table-cell table:style-name="ce9" table:formula="of:=([.L31]+[.L32]+[.L33]+[.L34]+[.L35])/5" office:value-type="float" office:value="0.570157" calcext:value-type="float">
            <text:p>0,570157</text:p>
          </table:table-cell>
          <table:table-cell table:style-name="ce2" table:formula="of:=([.M31]+[.M32]+[.M33]+[.M34]+[.M35])/5" office:value-type="float" office:value="10541328895.6" calcext:value-type="float">
            <text:p>10541328895,6</text:p>
          </table:table-cell>
          <table:table-cell table:style-name="ce9" table:formula="of:=([.N31]+[.N32]+[.N33]+[.N34]+[.N35])/5" office:value-type="float" office:value="2.02306" calcext:value-type="float">
            <text:p>2,02306</text:p>
          </table:table-cell>
          <table:table-cell table:style-name="ce9" table:formula="of:=([.O31]+[.O32]+[.O33]+[.O34]+[.O35])/5" office:value-type="float" office:value="1129" calcext:value-type="float">
            <text:p>1129</text:p>
          </table:table-cell>
          <table:table-cell table:style-name="ce9" table:formula="of:=([.P31]+[.P32]+[.P33]+[.P34]+[.P35])/5" office:value-type="float" office:value="2.97095" calcext:value-type="float">
            <text:p>2,97095</text:p>
          </table:table-cell>
          <table:table-cell table:style-name="ce2" table:formula="of:=([.Q31]+[.Q32]+[.Q33]+[.Q34]+[.Q35])/5" office:value-type="float" office:value="17419795622.8" calcext:value-type="float">
            <text:p>17419795622,8</text:p>
          </table:table-cell>
        </table:table-row>
        <table:table-row table:style-name="ro1">
          <table:table-cell table:style-name="ce3" office:value-type="string" calcext:value-type="string">
            <text:p>20% s = 1</text:p>
          </table:table-cell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  <table:table-cell table:style-name="ce7"/>
          <table:table-cell table:style-name="ce11" table:number-columns-repeated="2"/>
          <table:table-cell table:style-name="ce12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594293715" calcext:value-type="float">
            <text:p>12594293715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5469814323" calcext:value-type="float">
            <text:p>65469814323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346981073" calcext:value-type="float">
            <text:p>11346981073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8921564097" calcext:value-type="float">
            <text:p>18921564097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474305359" calcext:value-type="float">
            <text:p>12474305359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5647338347" calcext:value-type="float">
            <text:p>65647338347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294197145" calcext:value-type="float">
            <text:p>11294197145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8464391603" calcext:value-type="float">
            <text:p>1846439160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589782150" calcext:value-type="float">
            <text:p>12589782150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3969782846" calcext:value-type="float">
            <text:p>63969782846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443329608" calcext:value-type="float">
            <text:p>11443329608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19010758928" calcext:value-type="float">
            <text:p>19010758928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782024589" calcext:value-type="float">
            <text:p>12782024589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1661649963" calcext:value-type="float">
            <text:p>61661649963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414719391" calcext:value-type="float">
            <text:p>11414719391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0823023612" calcext:value-type="float">
            <text:p>20823023612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024" calcext:value-type="float">
            <text:p>0,303024</text:p>
          </table:table-cell>
          <table:table-cell office:value-type="float" office:value="1004" calcext:value-type="float">
            <text:p>1004</text:p>
          </table:table-cell>
          <table:table-cell office:value-type="float" office:value="0.44352" calcext:value-type="float">
            <text:p>0,44352</text:p>
          </table:table-cell>
          <table:table-cell table:style-name="ce1" office:value-type="float" office:value="12692368455" calcext:value-type="float">
            <text:p>12692368455</text:p>
          </table:table-cell>
          <table:table-cell office:value-type="float" office:value="7.47735" calcext:value-type="float">
            <text:p>7,47735</text:p>
          </table:table-cell>
          <table:table-cell office:value-type="float" office:value="3612" calcext:value-type="float">
            <text:p>3612</text:p>
          </table:table-cell>
          <table:table-cell office:value-type="float" office:value="9.95384" calcext:value-type="float">
            <text:p>9,95384</text:p>
          </table:table-cell>
          <table:table-cell table:style-name="ce1" office:value-type="float" office:value="62557580093" calcext:value-type="float">
            <text:p>62557580093</text:p>
          </table:table-cell>
          <table:table-cell office:value-type="float" office:value="0.414587" calcext:value-type="float">
            <text:p>0,414587</text:p>
          </table:table-cell>
          <table:table-cell office:value-type="float" office:value="997" calcext:value-type="float">
            <text:p>997</text:p>
          </table:table-cell>
          <table:table-cell office:value-type="float" office:value="0.607846" calcext:value-type="float">
            <text:p>0,607846</text:p>
          </table:table-cell>
          <table:table-cell table:style-name="ce1" office:value-type="float" office:value="11505947338" calcext:value-type="float">
            <text:p>11505947338</text:p>
          </table:table-cell>
          <table:table-cell office:value-type="float" office:value="2.04535" calcext:value-type="float">
            <text:p>2,04535</text:p>
          </table:table-cell>
          <table:table-cell office:value-type="float" office:value="2295" calcext:value-type="float">
            <text:p>2295</text:p>
          </table:table-cell>
          <table:table-cell office:value-type="float" office:value="3.2229" calcext:value-type="float">
            <text:p>3,2229</text:p>
          </table:table-cell>
          <table:table-cell table:style-name="ce1" office:value-type="float" office:value="20493073332" calcext:value-type="float">
            <text:p>20493073332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38]+[.B39]+[.B40]+[.B41]+[.B42])/5" office:value-type="float" office:value="0.303024" calcext:value-type="float">
            <text:p>0,303024</text:p>
          </table:table-cell>
          <table:table-cell table:formula="of:=([.C38]+[.C39]+[.C40]+[.C41]+[.C42])/5" office:value-type="float" office:value="1004" calcext:value-type="float">
            <text:p>1004</text:p>
          </table:table-cell>
          <table:table-cell table:formula="of:=([.D38]+[.D39]+[.D40]+[.D41]+[.D42])/5" office:value-type="float" office:value="0.44352" calcext:value-type="float">
            <text:p>0,44352</text:p>
          </table:table-cell>
          <table:table-cell table:style-name="ce1" table:formula="of:=([.E38]+[.E39]+[.E40]+[.E41]+[.E42])/5" office:value-type="float" office:value="12626554853.6" calcext:value-type="float">
            <text:p>12626554853,6</text:p>
          </table:table-cell>
          <table:table-cell table:formula="of:=([.F38]+[.F39]+[.F40]+[.F41]+[.F42])/5" office:value-type="float" office:value="7.47735" calcext:value-type="float">
            <text:p>7,47735</text:p>
          </table:table-cell>
          <table:table-cell table:formula="of:=([.G38]+[.G39]+[.G40]+[.G41]+[.G42])/5" office:value-type="float" office:value="3612" calcext:value-type="float">
            <text:p>3612</text:p>
          </table:table-cell>
          <table:table-cell table:formula="of:=([.H38]+[.H39]+[.H40]+[.H41]+[.H42])/5" office:value-type="float" office:value="9.95384" calcext:value-type="float">
            <text:p>9,95384</text:p>
          </table:table-cell>
          <table:table-cell table:style-name="ce1" table:formula="of:=([.I38]+[.I39]+[.I40]+[.I41]+[.I42])/5" office:value-type="float" office:value="63861233114.4" calcext:value-type="float">
            <text:p>63861233114,4</text:p>
          </table:table-cell>
          <table:table-cell table:formula="of:=([.J38]+[.J39]+[.J40]+[.J41]+[.J42])/5" office:value-type="float" office:value="0.414587" calcext:value-type="float">
            <text:p>0,414587</text:p>
          </table:table-cell>
          <table:table-cell table:formula="of:=([.K38]+[.K39]+[.K40]+[.K41]+[.K42])/5" office:value-type="float" office:value="997" calcext:value-type="float">
            <text:p>997</text:p>
          </table:table-cell>
          <table:table-cell table:formula="of:=([.L38]+[.L39]+[.L40]+[.L41]+[.L42])/5" office:value-type="float" office:value="0.607846" calcext:value-type="float">
            <text:p>0,607846</text:p>
          </table:table-cell>
          <table:table-cell table:style-name="ce1" table:formula="of:=([.M38]+[.M39]+[.M40]+[.M41]+[.M42])/5" office:value-type="float" office:value="11401034911" calcext:value-type="float">
            <text:p>11401034911</text:p>
          </table:table-cell>
          <table:table-cell table:formula="of:=([.N38]+[.N39]+[.N40]+[.N41]+[.N42])/5" office:value-type="float" office:value="2.04535" calcext:value-type="float">
            <text:p>2,04535</text:p>
          </table:table-cell>
          <table:table-cell table:formula="of:=([.O38]+[.O39]+[.O40]+[.O41]+[.O42])/5" office:value-type="float" office:value="2295" calcext:value-type="float">
            <text:p>2295</text:p>
          </table:table-cell>
          <table:table-cell table:formula="of:=([.P38]+[.P39]+[.P40]+[.P41]+[.P42])/5" office:value-type="float" office:value="3.2229" calcext:value-type="float">
            <text:p>3,2229</text:p>
          </table:table-cell>
          <table:table-cell table:style-name="ce1" table:formula="of:=([.Q38]+[.Q39]+[.Q40]+[.Q41]+[.Q42])/5" office:value-type="float" office:value="19542562314.4" calcext:value-type="float">
            <text:p>19542562314,4</text:p>
          </table:table-cell>
        </table:table-row>
        <table:table-row table:style-name="ro1">
          <table:table-cell table:style-name="ce4" office:value-type="string" calcext:value-type="string">
            <text:p>20% s = 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756364378" calcext:value-type="float">
            <text:p>12756364378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61731022316" calcext:value-type="float">
            <text:p>61731022316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576957669" calcext:value-type="float">
            <text:p>11576957669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378669271" calcext:value-type="float">
            <text:p>21378669271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720203860" calcext:value-type="float">
            <text:p>12720203860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56817554327" calcext:value-type="float">
            <text:p>56817554327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609193322" calcext:value-type="float">
            <text:p>1160919332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296469837" calcext:value-type="float">
            <text:p>21296469837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923903704" calcext:value-type="float">
            <text:p>12923903704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56969064757" calcext:value-type="float">
            <text:p>56969064757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586241332" calcext:value-type="float">
            <text:p>11586241332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1065367323" calcext:value-type="float">
            <text:p>21065367323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822973895" calcext:value-type="float">
            <text:p>12822973895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57011828948" calcext:value-type="float">
            <text:p>57011828948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565296927" calcext:value-type="float">
            <text:p>11565296927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0521385895" calcext:value-type="float">
            <text:p>20521385895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3472" calcext:value-type="float">
            <text:p>0,303472</text:p>
          </table:table-cell>
          <table:table-cell office:value-type="float" office:value="946" calcext:value-type="float">
            <text:p>946</text:p>
          </table:table-cell>
          <table:table-cell office:value-type="float" office:value="0.439954" calcext:value-type="float">
            <text:p>0,439954</text:p>
          </table:table-cell>
          <table:table-cell table:style-name="ce1" office:value-type="float" office:value="12802085387" calcext:value-type="float">
            <text:p>12802085387</text:p>
          </table:table-cell>
          <table:table-cell office:value-type="float" office:value="7.50967" calcext:value-type="float">
            <text:p>7,50967</text:p>
          </table:table-cell>
          <table:table-cell office:value-type="float" office:value="3548" calcext:value-type="float">
            <text:p>3548</text:p>
          </table:table-cell>
          <table:table-cell office:value-type="float" office:value="9.96506" calcext:value-type="float">
            <text:p>9,96506</text:p>
          </table:table-cell>
          <table:table-cell table:style-name="ce1" office:value-type="float" office:value="56843650762" calcext:value-type="float">
            <text:p>56843650762</text:p>
          </table:table-cell>
          <table:table-cell office:value-type="float" office:value="0.406012" calcext:value-type="float">
            <text:p>0,406012</text:p>
          </table:table-cell>
          <table:table-cell office:value-type="float" office:value="1008" calcext:value-type="float">
            <text:p>1008</text:p>
          </table:table-cell>
          <table:table-cell office:value-type="float" office:value="0.588827" calcext:value-type="float">
            <text:p>0,588827</text:p>
          </table:table-cell>
          <table:table-cell table:style-name="ce1" office:value-type="float" office:value="11625795241" calcext:value-type="float">
            <text:p>11625795241</text:p>
          </table:table-cell>
          <table:table-cell office:value-type="float" office:value="1.99447" calcext:value-type="float">
            <text:p>1,99447</text:p>
          </table:table-cell>
          <table:table-cell office:value-type="float" office:value="2323" calcext:value-type="float">
            <text:p>2323</text:p>
          </table:table-cell>
          <table:table-cell office:value-type="float" office:value="2.98634" calcext:value-type="float">
            <text:p>2,98634</text:p>
          </table:table-cell>
          <table:table-cell table:style-name="ce1" office:value-type="float" office:value="20568989923" calcext:value-type="float">
            <text:p>2056898992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45]+[.B46]+[.B47]+[.B48]+[.B49])/5" office:value-type="float" office:value="0.303472" calcext:value-type="float">
            <text:p>0,303472</text:p>
          </table:table-cell>
          <table:table-cell table:formula="of:=([.C45]+[.C46]+[.C47]+[.C48]+[.C49])/5" office:value-type="float" office:value="946" calcext:value-type="float">
            <text:p>946</text:p>
          </table:table-cell>
          <table:table-cell table:formula="of:=([.D45]+[.D46]+[.D47]+[.D48]+[.D49])/5" office:value-type="float" office:value="0.439954" calcext:value-type="float">
            <text:p>0,439954</text:p>
          </table:table-cell>
          <table:table-cell table:style-name="ce1" table:formula="of:=([.E45]+[.E46]+[.E47]+[.E48]+[.E49])/5" office:value-type="float" office:value="12805106244.8" calcext:value-type="float">
            <text:p>12805106244,8</text:p>
          </table:table-cell>
          <table:table-cell table:formula="of:=([.F45]+[.F46]+[.F47]+[.F48]+[.F49])/5" office:value-type="float" office:value="7.50967" calcext:value-type="float">
            <text:p>7,50967</text:p>
          </table:table-cell>
          <table:table-cell table:formula="of:=([.G45]+[.G46]+[.G47]+[.G48]+[.G49])/5" office:value-type="float" office:value="3548" calcext:value-type="float">
            <text:p>3548</text:p>
          </table:table-cell>
          <table:table-cell table:formula="of:=([.H45]+[.H46]+[.H47]+[.H48]+[.H49])/5" office:value-type="float" office:value="9.96506" calcext:value-type="float">
            <text:p>9,96506</text:p>
          </table:table-cell>
          <table:table-cell table:style-name="ce1" table:formula="of:=([.I45]+[.I46]+[.I47]+[.I48]+[.I49])/5" office:value-type="float" office:value="57874624222" calcext:value-type="float">
            <text:p>57874624222</text:p>
          </table:table-cell>
          <table:table-cell table:formula="of:=([.J45]+[.J46]+[.J47]+[.J48]+[.J49])/5" office:value-type="float" office:value="0.406012" calcext:value-type="float">
            <text:p>0,406012</text:p>
          </table:table-cell>
          <table:table-cell table:formula="of:=([.K45]+[.K46]+[.K47]+[.K48]+[.K49])/5" office:value-type="float" office:value="1008" calcext:value-type="float">
            <text:p>1008</text:p>
          </table:table-cell>
          <table:table-cell table:formula="of:=([.L45]+[.L46]+[.L47]+[.L48]+[.L49])/5" office:value-type="float" office:value="0.588827" calcext:value-type="float">
            <text:p>0,588827</text:p>
          </table:table-cell>
          <table:table-cell table:style-name="ce1" table:formula="of:=([.M45]+[.M46]+[.M47]+[.M48]+[.M49])/5" office:value-type="float" office:value="11592696898.2" calcext:value-type="float">
            <text:p>11592696898,2</text:p>
          </table:table-cell>
          <table:table-cell table:formula="of:=([.N45]+[.N46]+[.N47]+[.N48]+[.N49])/5" office:value-type="float" office:value="1.99447" calcext:value-type="float">
            <text:p>1,99447</text:p>
          </table:table-cell>
          <table:table-cell table:formula="of:=([.O45]+[.O46]+[.O47]+[.O48]+[.O49])/5" office:value-type="float" office:value="2323" calcext:value-type="float">
            <text:p>2323</text:p>
          </table:table-cell>
          <table:table-cell table:formula="of:=([.P45]+[.P46]+[.P47]+[.P48]+[.P49])/5" office:value-type="float" office:value="2.98634" calcext:value-type="float">
            <text:p>2,98634</text:p>
          </table:table-cell>
          <table:table-cell table:style-name="ce1" table:formula="of:=([.Q45]+[.Q46]+[.Q47]+[.Q48]+[.Q49])/5" office:value-type="float" office:value="20966176449.8" calcext:value-type="float">
            <text:p>20966176449,8</text:p>
          </table:table-cell>
        </table:table-row>
        <table:table-row table:style-name="ro1">
          <table:table-cell table:style-name="ce4" office:value-type="string" calcext:value-type="string">
            <text:p>20% s = 1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2932604929" calcext:value-type="float">
            <text:p>12932604929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7171823110" calcext:value-type="float">
            <text:p>57171823110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587170775" calcext:value-type="float">
            <text:p>1158717077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618820730" calcext:value-type="float">
            <text:p>20618820730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2926027381" calcext:value-type="float">
            <text:p>1292602738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6891646702" calcext:value-type="float">
            <text:p>5689164670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596165721" calcext:value-type="float">
            <text:p>1159616572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115128773" calcext:value-type="float">
            <text:p>21115128773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2966112238" calcext:value-type="float">
            <text:p>12966112238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6252785362" calcext:value-type="float">
            <text:p>56252785362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595098385" calcext:value-type="float">
            <text:p>1159509838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0778596789" calcext:value-type="float">
            <text:p>2077859678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3036995891" calcext:value-type="float">
            <text:p>13036995891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7613584553" calcext:value-type="float">
            <text:p>57613584553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599334361" calcext:value-type="float">
            <text:p>11599334361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746819789" calcext:value-type="float">
            <text:p>2174681978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7421" calcext:value-type="float">
            <text:p>0,307421</text:p>
          </table:table-cell>
          <table:table-cell office:value-type="float" office:value="992" calcext:value-type="float">
            <text:p>992</text:p>
          </table:table-cell>
          <table:table-cell office:value-type="float" office:value="0.45089" calcext:value-type="float">
            <text:p>0,45089</text:p>
          </table:table-cell>
          <table:table-cell table:style-name="ce1" office:value-type="float" office:value="12994752710" calcext:value-type="float">
            <text:p>12994752710</text:p>
          </table:table-cell>
          <table:table-cell office:value-type="float" office:value="7.41058" calcext:value-type="float">
            <text:p>7,41058</text:p>
          </table:table-cell>
          <table:table-cell office:value-type="float" office:value="3655" calcext:value-type="float">
            <text:p>3655</text:p>
          </table:table-cell>
          <table:table-cell office:value-type="float" office:value="9.91985" calcext:value-type="float">
            <text:p>9,91985</text:p>
          </table:table-cell>
          <table:table-cell table:style-name="ce1" office:value-type="float" office:value="57053541953" calcext:value-type="float">
            <text:p>57053541953</text:p>
          </table:table-cell>
          <table:table-cell office:value-type="float" office:value="0.410263" calcext:value-type="float">
            <text:p>0,410263</text:p>
          </table:table-cell>
          <table:table-cell office:value-type="float" office:value="1029" calcext:value-type="float">
            <text:p>1029</text:p>
          </table:table-cell>
          <table:table-cell office:value-type="float" office:value="0.596457" calcext:value-type="float">
            <text:p>0,596457</text:p>
          </table:table-cell>
          <table:table-cell table:style-name="ce1" office:value-type="float" office:value="11685971965" calcext:value-type="float">
            <text:p>11685971965</text:p>
          </table:table-cell>
          <table:table-cell office:value-type="float" office:value="1.99816" calcext:value-type="float">
            <text:p>1,99816</text:p>
          </table:table-cell>
          <table:table-cell office:value-type="float" office:value="2312" calcext:value-type="float">
            <text:p>2312</text:p>
          </table:table-cell>
          <table:table-cell office:value-type="float" office:value="3.01179" calcext:value-type="float">
            <text:p>3,01179</text:p>
          </table:table-cell>
          <table:table-cell table:style-name="ce1" office:value-type="float" office:value="21677261503" calcext:value-type="float">
            <text:p>21677261503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2]+[.B53]+[.B54]+[.B55]+[.B56])/5" office:value-type="float" office:value="0.307421" calcext:value-type="float">
            <text:p>0,307421</text:p>
          </table:table-cell>
          <table:table-cell table:formula="of:=([.C52]+[.C53]+[.C54]+[.C55]+[.C56])/5" office:value-type="float" office:value="992" calcext:value-type="float">
            <text:p>992</text:p>
          </table:table-cell>
          <table:table-cell table:formula="of:=([.D52]+[.D53]+[.D54]+[.D55]+[.D56])/5" office:value-type="float" office:value="0.45089" calcext:value-type="float">
            <text:p>0,45089</text:p>
          </table:table-cell>
          <table:table-cell table:style-name="ce1" table:formula="of:=([.E52]+[.E53]+[.E54]+[.E55]+[.E56])/5" office:value-type="float" office:value="12971298629.8" calcext:value-type="float">
            <text:p>12971298629,8</text:p>
          </table:table-cell>
          <table:table-cell table:formula="of:=([.F52]+[.F53]+[.F54]+[.F55]+[.F56])/5" office:value-type="float" office:value="7.41058" calcext:value-type="float">
            <text:p>7,41058</text:p>
          </table:table-cell>
          <table:table-cell table:formula="of:=([.G52]+[.G53]+[.G54]+[.G55]+[.G56])/5" office:value-type="float" office:value="3655" calcext:value-type="float">
            <text:p>3655</text:p>
          </table:table-cell>
          <table:table-cell table:formula="of:=([.H52]+[.H53]+[.H54]+[.H55]+[.H56])/5" office:value-type="float" office:value="9.91985" calcext:value-type="float">
            <text:p>9,91985</text:p>
          </table:table-cell>
          <table:table-cell table:style-name="ce1" table:formula="of:=([.I52]+[.I53]+[.I54]+[.I55]+[.I56])/5" office:value-type="float" office:value="56996676336" calcext:value-type="float">
            <text:p>56996676336</text:p>
          </table:table-cell>
          <table:table-cell table:formula="of:=([.J52]+[.J53]+[.J54]+[.J55]+[.J56])/5" office:value-type="float" office:value="0.410263" calcext:value-type="float">
            <text:p>0,410263</text:p>
          </table:table-cell>
          <table:table-cell table:formula="of:=([.K52]+[.K53]+[.K54]+[.K55]+[.K56])/5" office:value-type="float" office:value="1029" calcext:value-type="float">
            <text:p>1029</text:p>
          </table:table-cell>
          <table:table-cell table:formula="of:=([.L52]+[.L53]+[.L54]+[.L55]+[.L56])/5" office:value-type="float" office:value="0.596457" calcext:value-type="float">
            <text:p>0,596457</text:p>
          </table:table-cell>
          <table:table-cell table:style-name="ce1" table:formula="of:=([.M52]+[.M53]+[.M54]+[.M55]+[.M56])/5" office:value-type="float" office:value="11612748241.4" calcext:value-type="float">
            <text:p>11612748241,4</text:p>
          </table:table-cell>
          <table:table-cell table:formula="of:=([.N52]+[.N53]+[.N54]+[.N55]+[.N56])/5" office:value-type="float" office:value="1.99816" calcext:value-type="float">
            <text:p>1,99816</text:p>
          </table:table-cell>
          <table:table-cell table:formula="of:=([.O52]+[.O53]+[.O54]+[.O55]+[.O56])/5" office:value-type="float" office:value="2312" calcext:value-type="float">
            <text:p>2312</text:p>
          </table:table-cell>
          <table:table-cell table:formula="of:=([.P52]+[.P53]+[.P54]+[.P55]+[.P56])/5" office:value-type="float" office:value="3.01179" calcext:value-type="float">
            <text:p>3,01179</text:p>
          </table:table-cell>
          <table:table-cell table:style-name="ce1" table:formula="of:=([.Q52]+[.Q53]+[.Q54]+[.Q55]+[.Q56])/5" office:value-type="float" office:value="21187325516.8" calcext:value-type="float">
            <text:p>21187325516,8</text:p>
          </table:table-cell>
        </table:table-row>
        <table:table-row table:style-name="ro1">
          <table:table-cell table:style-name="ce4" office:value-type="string" calcext:value-type="string">
            <text:p>20% s = 20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2955598471" calcext:value-type="float">
            <text:p>12955598471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4639734364" calcext:value-type="float">
            <text:p>54639734364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1599950914" calcext:value-type="float">
            <text:p>11599950914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575350455" calcext:value-type="float">
            <text:p>21575350455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127150397" calcext:value-type="float">
            <text:p>13127150397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4272414188" calcext:value-type="float">
            <text:p>54272414188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1644302484" calcext:value-type="float">
            <text:p>11644302484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700074705" calcext:value-type="float">
            <text:p>21700074705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081270260" calcext:value-type="float">
            <text:p>13081270260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4777773453" calcext:value-type="float">
            <text:p>54777773453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1966570005" calcext:value-type="float">
            <text:p>11966570005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823146534" calcext:value-type="float">
            <text:p>21823146534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076869117" calcext:value-type="float">
            <text:p>13076869117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4766598240" calcext:value-type="float">
            <text:p>54766598240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507117769" calcext:value-type="float">
            <text:p>12507117769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819810879" calcext:value-type="float">
            <text:p>21819810879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office:value-type="float" office:value="0.301678" calcext:value-type="float">
            <text:p>0,301678</text:p>
          </table:table-cell>
          <table:table-cell office:value-type="float" office:value="952" calcext:value-type="float">
            <text:p>952</text:p>
          </table:table-cell>
          <table:table-cell office:value-type="float" office:value="0.426385" calcext:value-type="float">
            <text:p>0,426385</text:p>
          </table:table-cell>
          <table:table-cell table:style-name="ce1" office:value-type="float" office:value="13008874173" calcext:value-type="float">
            <text:p>13008874173</text:p>
          </table:table-cell>
          <table:table-cell office:value-type="float" office:value="7.48552" calcext:value-type="float">
            <text:p>7,48552</text:p>
          </table:table-cell>
          <table:table-cell office:value-type="float" office:value="3621" calcext:value-type="float">
            <text:p>3621</text:p>
          </table:table-cell>
          <table:table-cell office:value-type="float" office:value="9.99819" calcext:value-type="float">
            <text:p>9,99819</text:p>
          </table:table-cell>
          <table:table-cell table:style-name="ce1" office:value-type="float" office:value="56947907170" calcext:value-type="float">
            <text:p>56947907170</text:p>
          </table:table-cell>
          <table:table-cell office:value-type="float" office:value="0.409941" calcext:value-type="float">
            <text:p>0,409941</text:p>
          </table:table-cell>
          <table:table-cell office:value-type="float" office:value="1017" calcext:value-type="float">
            <text:p>1017</text:p>
          </table:table-cell>
          <table:table-cell office:value-type="float" office:value="0.589449" calcext:value-type="float">
            <text:p>0,589449</text:p>
          </table:table-cell>
          <table:table-cell table:style-name="ce1" office:value-type="float" office:value="12914789790" calcext:value-type="float">
            <text:p>12914789790</text:p>
          </table:table-cell>
          <table:table-cell office:value-type="float" office:value="1.97053" calcext:value-type="float">
            <text:p>1,97053</text:p>
          </table:table-cell>
          <table:table-cell office:value-type="float" office:value="2303" calcext:value-type="float">
            <text:p>2303</text:p>
          </table:table-cell>
          <table:table-cell office:value-type="float" office:value="2.99787" calcext:value-type="float">
            <text:p>2,99787</text:p>
          </table:table-cell>
          <table:table-cell table:style-name="ce1" office:value-type="float" office:value="21890018704" calcext:value-type="float">
            <text:p>21890018704</text:p>
          </table:table-cell>
        </table:table-row>
        <table:table-row table:style-name="ro1">
          <table:table-cell table:style-name="ce4" office:value-type="string" calcext:value-type="string">
            <text:p>Media</text:p>
          </table:table-cell>
          <table:table-cell table:formula="of:=([.B59]+[.B60]+[.B61]+[.B62]+[.B63])/5" office:value-type="float" office:value="0.301678" calcext:value-type="float">
            <text:p>0,301678</text:p>
          </table:table-cell>
          <table:table-cell table:formula="of:=([.C59]+[.C60]+[.C61]+[.C62]+[.C63])/5" office:value-type="float" office:value="952" calcext:value-type="float">
            <text:p>952</text:p>
          </table:table-cell>
          <table:table-cell table:formula="of:=([.D59]+[.D60]+[.D61]+[.D62]+[.D63])/5" office:value-type="float" office:value="0.426385" calcext:value-type="float">
            <text:p>0,426385</text:p>
          </table:table-cell>
          <table:table-cell table:style-name="ce1" table:formula="of:=([.E59]+[.E60]+[.E61]+[.E62]+[.E63])/5" office:value-type="float" office:value="13049952483.6" calcext:value-type="float">
            <text:p>13049952483,6</text:p>
          </table:table-cell>
          <table:table-cell table:formula="of:=([.F59]+[.F60]+[.F61]+[.F62]+[.F63])/5" office:value-type="float" office:value="7.48552" calcext:value-type="float">
            <text:p>7,48552</text:p>
          </table:table-cell>
          <table:table-cell table:formula="of:=([.G59]+[.G60]+[.G61]+[.G62]+[.G63])/5" office:value-type="float" office:value="3621" calcext:value-type="float">
            <text:p>3621</text:p>
          </table:table-cell>
          <table:table-cell table:formula="of:=([.H59]+[.H60]+[.H61]+[.H62]+[.H63])/5" office:value-type="float" office:value="9.99819" calcext:value-type="float">
            <text:p>9,99819</text:p>
          </table:table-cell>
          <table:table-cell table:style-name="ce1" table:formula="of:=([.I59]+[.I60]+[.I61]+[.I62]+[.I63])/5" office:value-type="float" office:value="55080885483" calcext:value-type="float">
            <text:p>55080885483</text:p>
          </table:table-cell>
          <table:table-cell table:formula="of:=([.J59]+[.J60]+[.J61]+[.J62]+[.J63])/5" office:value-type="float" office:value="0.409941" calcext:value-type="float">
            <text:p>0,409941</text:p>
          </table:table-cell>
          <table:table-cell table:formula="of:=([.K59]+[.K60]+[.K61]+[.K62]+[.K63])/5" office:value-type="float" office:value="1017" calcext:value-type="float">
            <text:p>1017</text:p>
          </table:table-cell>
          <table:table-cell table:formula="of:=([.L59]+[.L60]+[.L61]+[.L62]+[.L63])/5" office:value-type="float" office:value="0.589449" calcext:value-type="float">
            <text:p>0,589449</text:p>
          </table:table-cell>
          <table:table-cell table:style-name="ce1" table:formula="of:=([.M59]+[.M60]+[.M61]+[.M62]+[.M63])/5" office:value-type="float" office:value="12126546192.4" calcext:value-type="float">
            <text:p>12126546192,4</text:p>
          </table:table-cell>
          <table:table-cell table:formula="of:=([.N59]+[.N60]+[.N61]+[.N62]+[.N63])/5" office:value-type="float" office:value="1.97053" calcext:value-type="float">
            <text:p>1,97053</text:p>
          </table:table-cell>
          <table:table-cell table:formula="of:=([.O59]+[.O60]+[.O61]+[.O62]+[.O63])/5" office:value-type="float" office:value="2303" calcext:value-type="float">
            <text:p>2303</text:p>
          </table:table-cell>
          <table:table-cell table:formula="of:=([.P59]+[.P60]+[.P61]+[.P62]+[.P63])/5" office:value-type="float" office:value="2.99787" calcext:value-type="float">
            <text:p>2,99787</text:p>
          </table:table-cell>
          <table:table-cell table:style-name="ce1" table:formula="of:=([.Q59]+[.Q60]+[.Q61]+[.Q62]+[.Q63])/5" office:value-type="float" office:value="21761680255.4" calcext:value-type="float">
            <text:p>21761680255,4</text:p>
          </table:table-cell>
        </table:table-row>
        <table:table-row table:style-name="ro1">
          <table:table-cell table:style-name="ce4" office:value-type="string" calcext:value-type="string">
            <text:p>20% s = 25</text:p>
          </table:table-cell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</table:table-row>
        <table:table-row table:style-name="ro1">
          <table:table-cell table:style-name="ce4" office:value-type="string" calcext:value-type="string">
            <text:p>Ej 1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2990225133" calcext:value-type="float">
            <text:p>12990225133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8235242780" calcext:value-type="float">
            <text:p>58235242780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368852759" calcext:value-type="float">
            <text:p>12368852759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58458344" calcext:value-type="float">
            <text:p>21958458344</text:p>
          </table:table-cell>
        </table:table-row>
        <table:table-row table:style-name="ro1">
          <table:table-cell table:style-name="ce4" office:value-type="string" calcext:value-type="string">
            <text:p>Ej 2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058989299" calcext:value-type="float">
            <text:p>13058989299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2089450034" calcext:value-type="float">
            <text:p>62089450034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936083715" calcext:value-type="float">
            <text:p>12936083715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53342649" calcext:value-type="float">
            <text:p>21953342649</text:p>
          </table:table-cell>
        </table:table-row>
        <table:table-row table:style-name="ro1">
          <table:table-cell table:style-name="ce4" office:value-type="string" calcext:value-type="string">
            <text:p>Ej 3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2988305571" calcext:value-type="float">
            <text:p>1298830557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59655066263" calcext:value-type="float">
            <text:p>59655066263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2762595512" calcext:value-type="float">
            <text:p>12762595512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93876159" calcext:value-type="float">
            <text:p>21993876159</text:p>
          </table:table-cell>
        </table:table-row>
        <table:table-row table:style-name="ro1">
          <table:table-cell table:style-name="ce4" office:value-type="string" calcext:value-type="string">
            <text:p>Ej 4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134168527" calcext:value-type="float">
            <text:p>13134168527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2214476292" calcext:value-type="float">
            <text:p>62214476292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3227140107" calcext:value-type="float">
            <text:p>13227140107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33515434" calcext:value-type="float">
            <text:p>21933515434</text:p>
          </table:table-cell>
        </table:table-row>
        <table:table-row table:style-name="ro1">
          <table:table-cell table:style-name="ce4" office:value-type="string" calcext:value-type="string">
            <text:p>Ej 5</text:p>
          </table:table-cell>
          <table:table-cell table:style-name="ce10" office:value-type="float" office:value="0.299106" calcext:value-type="float">
            <text:p>0,299106</text:p>
          </table:table-cell>
          <table:table-cell table:style-name="ce10" office:value-type="float" office:value="962" calcext:value-type="float">
            <text:p>962</text:p>
          </table:table-cell>
          <table:table-cell table:style-name="ce10" office:value-type="float" office:value="0.421761" calcext:value-type="float">
            <text:p>0,421761</text:p>
          </table:table-cell>
          <table:table-cell table:style-name="ce13" office:value-type="float" office:value="13162199001" calcext:value-type="float">
            <text:p>13162199001</text:p>
          </table:table-cell>
          <table:table-cell office:value-type="float" office:value="7.48729" calcext:value-type="float">
            <text:p>7,48729</text:p>
          </table:table-cell>
          <table:table-cell office:value-type="float" office:value="3627" calcext:value-type="float">
            <text:p>3627</text:p>
          </table:table-cell>
          <table:table-cell office:value-type="float" office:value="9.99853" calcext:value-type="float">
            <text:p>9,99853</text:p>
          </table:table-cell>
          <table:table-cell table:style-name="ce1" office:value-type="float" office:value="61558400236" calcext:value-type="float">
            <text:p>61558400236</text:p>
          </table:table-cell>
          <table:table-cell office:value-type="float" office:value="0.409214" calcext:value-type="float">
            <text:p>0,409214</text:p>
          </table:table-cell>
          <table:table-cell office:value-type="float" office:value="1031" calcext:value-type="float">
            <text:p>1031</text:p>
          </table:table-cell>
          <table:table-cell office:value-type="float" office:value="0.590219" calcext:value-type="float">
            <text:p>0,590219</text:p>
          </table:table-cell>
          <table:table-cell table:style-name="ce1" office:value-type="float" office:value="13231578434" calcext:value-type="float">
            <text:p>13231578434</text:p>
          </table:table-cell>
          <table:table-cell office:value-type="float" office:value="2.02112" calcext:value-type="float">
            <text:p>2,02112</text:p>
          </table:table-cell>
          <table:table-cell office:value-type="float" office:value="2325" calcext:value-type="float">
            <text:p>2325</text:p>
          </table:table-cell>
          <table:table-cell office:value-type="float" office:value="3.10192" calcext:value-type="float">
            <text:p>3,10192</text:p>
          </table:table-cell>
          <table:table-cell table:style-name="ce1" office:value-type="float" office:value="21970049183" calcext:value-type="float">
            <text:p>21970049183</text:p>
          </table:table-cell>
        </table:table-row>
        <table:table-row table:style-name="ro1">
          <table:table-cell table:style-name="ce5" office:value-type="string" calcext:value-type="string">
            <text:p>Media</text:p>
          </table:table-cell>
          <table:table-cell table:style-name="ce9" table:formula="of:=([.B66]+[.B67]+[.B68]+[.B69]+[.B70])/5" office:value-type="float" office:value="0.299106" calcext:value-type="float">
            <text:p>0,299106</text:p>
          </table:table-cell>
          <table:table-cell table:style-name="ce9" table:formula="of:=([.C66]+[.C67]+[.C68]+[.C69]+[.C70])/5" office:value-type="float" office:value="962" calcext:value-type="float">
            <text:p>962</text:p>
          </table:table-cell>
          <table:table-cell table:style-name="ce9" table:formula="of:=([.D66]+[.D67]+[.D68]+[.D69]+[.D70])/5" office:value-type="float" office:value="0.421761" calcext:value-type="float">
            <text:p>0,421761</text:p>
          </table:table-cell>
          <table:table-cell table:style-name="ce2" table:formula="of:=([.E66]+[.E67]+[.E68]+[.E69]+[.E70])/5" office:value-type="float" office:value="13066777506.2" calcext:value-type="float">
            <text:p>13066777506,2</text:p>
          </table:table-cell>
          <table:table-cell table:style-name="ce9" table:formula="of:=([.F66]+[.F67]+[.F68]+[.F69]+[.F70])/5" office:value-type="float" office:value="7.48729" calcext:value-type="float">
            <text:p>7,48729</text:p>
          </table:table-cell>
          <table:table-cell table:style-name="ce9" table:formula="of:=([.G66]+[.G67]+[.G68]+[.G69]+[.G70])/5" office:value-type="float" office:value="3627" calcext:value-type="float">
            <text:p>3627</text:p>
          </table:table-cell>
          <table:table-cell table:style-name="ce9" table:formula="of:=([.H66]+[.H67]+[.H68]+[.H69]+[.H70])/5" office:value-type="float" office:value="9.99853" calcext:value-type="float">
            <text:p>9,99853</text:p>
          </table:table-cell>
          <table:table-cell table:style-name="ce2" table:formula="of:=([.I66]+[.I67]+[.I68]+[.I69]+[.I70])/5" office:value-type="float" office:value="60750527121" calcext:value-type="float">
            <text:p>60750527121</text:p>
          </table:table-cell>
          <table:table-cell table:style-name="ce9" table:formula="of:=([.J66]+[.J67]+[.J68]+[.J69]+[.J70])/5" office:value-type="float" office:value="0.409214" calcext:value-type="float">
            <text:p>0,409214</text:p>
          </table:table-cell>
          <table:table-cell table:style-name="ce9" table:formula="of:=([.K66]+[.K67]+[.K68]+[.K69]+[.K70])/5" office:value-type="float" office:value="1031" calcext:value-type="float">
            <text:p>1031</text:p>
          </table:table-cell>
          <table:table-cell table:style-name="ce9" table:formula="of:=([.L66]+[.L67]+[.L68]+[.L69]+[.L70])/5" office:value-type="float" office:value="0.590219" calcext:value-type="float">
            <text:p>0,590219</text:p>
          </table:table-cell>
          <table:table-cell table:style-name="ce2" table:formula="of:=([.M66]+[.M67]+[.M68]+[.M69]+[.M70])/5" office:value-type="float" office:value="12905250105.4" calcext:value-type="float">
            <text:p>12905250105,4</text:p>
          </table:table-cell>
          <table:table-cell table:style-name="ce9" table:formula="of:=([.N66]+[.N67]+[.N68]+[.N69]+[.N70])/5" office:value-type="float" office:value="2.02112" calcext:value-type="float">
            <text:p>2,02112</text:p>
          </table:table-cell>
          <table:table-cell table:style-name="ce9" table:formula="of:=([.O66]+[.O67]+[.O68]+[.O69]+[.O70])/5" office:value-type="float" office:value="2325" calcext:value-type="float">
            <text:p>2325</text:p>
          </table:table-cell>
          <table:table-cell table:style-name="ce9" table:formula="of:=([.P66]+[.P67]+[.P68]+[.P69]+[.P70])/5" office:value-type="float" office:value="3.10192" calcext:value-type="float">
            <text:p>3,10192</text:p>
          </table:table-cell>
          <table:table-cell table:style-name="ce2" table:formula="of:=([.Q66]+[.Q67]+[.Q68]+[.Q69]+[.Q70])/5" office:value-type="float" office:value="21961848353.8" calcext:value-type="float">
            <text:p>21961848353,8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 table:number-columns-repeated="17"/>
        </table:table-row>
        <table:table-row table:style-name="ro1" table:number-rows-repeated="2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  <table:table-row table:style-name="ro1" table:number-rows-repeated="33"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</table:table-row>
        <table:table-row table:style-name="ro1"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9:08:04.7297368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4:53:26.063783384</meta:creation-date>
    <dc:date>2020-04-26T19:15:57.003405642</dc:date>
    <meta:editing-duration>PT21M16S</meta:editing-duration>
    <meta:editing-cycles>4</meta:editing-cycles>
    <meta:generator>LibreOffice/6.0.7.3$Linux_X86_64 LibreOffice_project/00m0$Build-3</meta:generator>
    <meta:document-statistic meta:table-count="1" meta:cell-count="1051" meta:object-count="0"/>
  </office:meta>
</office:document-meta>
</file>